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4.25cm" fo:min-width="22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4cm"/>
    </style:style>
    <style:style style:name="gr3" style:family="graphic" style:parent-style-name="standard">
      <style:graphic-properties svg:stroke-color="#00cc00" draw:fill="hatch" draw:fill-color="#ffffff" draw:fill-hatch-name="Hatching_20_6" draw:fill-hatch-solid="false" draw:textarea-horizontal-align="justify" draw:textarea-vertical-align="middle" draw:auto-grow-height="false" fo:min-height="10.95cm" fo:min-width="2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cm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81cm"/>
    </style:style>
    <style:style style:name="gr10" style:family="graphic" style:parent-style-name="objectwithoutfill">
      <style:graphic-properties draw:stroke="dash" draw:stroke-dash="Dashed_20__28_var_29_" svg:stroke-color="#00cc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8pt" style:font-size-complex="18pt"/>
    </style:style>
    <style:style style:name="P3" style:family="paragraph">
      <loext:graphic-properties draw:fill="hatch" draw:fill-color="#ffffff" draw:fill-hatch-name="Hatching_20_6" draw:fill-hatch-solid="fals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0000ff" fo:font-size="18pt" fo:font-weight="bold" style:font-size-asian="18pt" style:font-size-complex="18pt"/>
    </style:style>
    <style:style style:name="P6" style:family="paragraph"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0000f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23.1cm" svg:height="14.5cm" svg:x="2.599cm" svg:y="3.34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4cm" svg:height="0.645cm" svg:x="12.099cm" svg:y="17.697cm">
          <draw:text-box>
            <text:p><text:span text:style-name="T1">rectangle.frame</text:span></text:p>
          </draw:text-box>
        </draw:frame>
        <draw:custom-shape draw:style-name="gr3" draw:text-style-name="P3" draw:layer="layout" svg:width="20.5cm" svg:height="11.2cm" svg:x="3.799cm" svg:y="4.94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cm" svg:height="0.645cm" svg:x="17.499cm" svg:y="16.042cm">
          <draw:text-box>
            <text:p><text:span text:style-name="T1">rectangle.player</text:span></text:p>
          </draw:text-box>
        </draw:frame>
        <draw:line draw:style-name="gr5" draw:text-style-name="P4" draw:layer="layout" svg:x1="1.899cm" svg:y1="6.142cm" svg:x2="26.799cm" svg:y2="6.142cm">
          <text:p/>
        </draw:line>
        <draw:line draw:style-name="gr5" draw:text-style-name="P4" draw:layer="layout" svg:x1="1.899cm" svg:y1="14.442cm" svg:x2="26.799cm" svg:y2="14.442cm">
          <text:p/>
        </draw:line>
        <draw:frame draw:style-name="gr6" draw:text-style-name="P2" draw:layer="layout" svg:width="1.886cm" svg:height="0.645cm" svg:x="25.999cm" svg:y="6.098cm">
          <draw:text-box>
            <text:p><text:span text:style-name="T1">slicer.top</text:span></text:p>
          </draw:text-box>
        </draw:frame>
        <draw:frame draw:style-name="gr7" draw:text-style-name="P2" draw:layer="layout" svg:width="2.471cm" svg:height="0.645cm" svg:x="25.999cm" svg:y="14.399cm">
          <draw:text-box>
            <text:p><text:span text:style-name="T1">slicer.bottom</text:span></text:p>
          </draw:text-box>
        </draw:frame>
        <draw:line draw:style-name="gr5" draw:text-style-name="P4" draw:layer="layout" svg:x1="5.299cm" svg:y1="2.542cm" svg:x2="5.299cm" svg:y2="19.042cm">
          <text:p/>
        </draw:line>
        <draw:line draw:style-name="gr5" draw:text-style-name="P4" draw:layer="layout" svg:x1="20.699cm" svg:y1="2.542cm" svg:x2="20.699cm" svg:y2="19.042cm">
          <text:p/>
        </draw:line>
        <draw:frame draw:style-name="gr8" draw:text-style-name="P2" draw:layer="layout" svg:width="1.865cm" svg:height="0.645cm" svg:x="5.2cm" svg:y="18.5cm">
          <draw:text-box>
            <text:p><text:span text:style-name="T1">slicer.left</text:span></text:p>
          </draw:text-box>
        </draw:frame>
        <draw:frame draw:style-name="gr9" draw:text-style-name="P2" draw:layer="layout" svg:width="2.081cm" svg:height="0.645cm" svg:x="20.601cm" svg:y="18.501cm">
          <draw:text-box>
            <text:p><text:span text:style-name="T1">slicer.right</text:span></text:p>
          </draw:text-box>
        </draw:frame>
        <draw:line draw:style-name="gr10" draw:text-style-name="P4" draw:layer="layout" svg:x1="3.799cm" svg:y1="16.242cm" svg:x2="3.799cm" svg:y2="18.842cm">
          <text:p/>
        </draw:line>
        <draw:line draw:style-name="gr10" draw:text-style-name="P4" draw:layer="layout" svg:x1="3.799cm" svg:y1="2.242cm" svg:x2="3.799cm" svg:y2="4.842cm">
          <text:p/>
        </draw:line>
        <draw:line draw:style-name="gr10" draw:text-style-name="P4" draw:layer="layout" svg:x1="24.299cm" svg:y1="16.242cm" svg:x2="24.299cm" svg:y2="18.842cm">
          <text:p/>
        </draw:line>
        <draw:line draw:style-name="gr10" draw:text-style-name="P4" draw:layer="layout" svg:x1="24.299cm" svg:y1="2.242cm" svg:x2="24.299cm" svg:y2="4.842cm">
          <text:p/>
        </draw:line>
        <draw:line draw:style-name="gr10" draw:text-style-name="P4" draw:layer="layout" svg:x1="3.699cm" svg:y1="4.942cm" svg:x2="1.899cm" svg:y2="4.942cm">
          <text:p/>
        </draw:line>
        <draw:line draw:style-name="gr10" draw:text-style-name="P4" draw:layer="layout" svg:x1="3.699cm" svg:y1="16.142cm" svg:x2="1.899cm" svg:y2="16.142cm">
          <text:p/>
        </draw:line>
        <draw:line draw:style-name="gr10" draw:text-style-name="P4" draw:layer="layout" svg:x1="26.199cm" svg:y1="4.942cm" svg:x2="24.399cm" svg:y2="4.942cm">
          <text:p/>
        </draw:line>
        <draw:line draw:style-name="gr10" draw:text-style-name="P4" draw:layer="layout" svg:x1="26.199cm" svg:y1="16.142cm" svg:x2="24.399cm" svg:y2="16.142cm">
          <text:p/>
        </draw:line>
        <draw:frame draw:style-name="gr11" draw:text-style-name="P2" draw:layer="layout" svg:width="1.086cm" svg:height="0.645cm" svg:x="2.099cm" svg:y="2.599cm">
          <draw:text-box>
            <text:p><text:span text:style-name="T1">ph0</text:span></text:p>
          </draw:text-box>
        </draw:frame>
        <draw:frame draw:style-name="gr11" draw:text-style-name="P2" draw:layer="layout" svg:width="1.086cm" svg:height="0.645cm" svg:x="3.299cm" svg:y="1.7cm">
          <draw:text-box>
            <text:p><text:span text:style-name="T1">ph1</text:span></text:p>
          </draw:text-box>
        </draw:frame>
        <draw:frame draw:style-name="gr11" draw:text-style-name="P2" draw:layer="layout" svg:width="1.086cm" svg:height="0.645cm" svg:x="4.799cm" svg:y="2cm">
          <draw:text-box>
            <text:p><text:span text:style-name="T1">ph2</text:span></text:p>
          </draw:text-box>
        </draw:frame>
        <draw:frame draw:style-name="gr11" draw:text-style-name="P2" draw:layer="layout" svg:width="1.086cm" svg:height="0.645cm" svg:x="20.199cm" svg:y="2cm">
          <draw:text-box>
            <text:p><text:span text:style-name="T1">ph3</text:span></text:p>
          </draw:text-box>
        </draw:frame>
        <draw:frame draw:style-name="gr11" draw:text-style-name="P2" draw:layer="layout" svg:width="1.086cm" svg:height="0.645cm" svg:x="23.799cm" svg:y="1.7cm">
          <draw:text-box>
            <text:p><text:span text:style-name="T1">ph4</text:span></text:p>
          </draw:text-box>
        </draw:frame>
        <draw:frame draw:style-name="gr11" draw:text-style-name="P2" draw:layer="layout" svg:width="1.086cm" svg:height="0.645cm" svg:x="25.199cm" svg:y="2.7cm">
          <draw:text-box>
            <text:p><text:span text:style-name="T1">ph5</text:span></text:p>
          </draw:text-box>
        </draw:frame>
        <draw:frame draw:style-name="gr12" draw:text-style-name="P2" draw:layer="layout" svg:width="1.069cm" svg:height="0.645cm" svg:x="1.499cm" svg:y="3cm">
          <draw:text-box>
            <text:p><text:span text:style-name="T1">pv0</text:span></text:p>
          </draw:text-box>
        </draw:frame>
        <draw:frame draw:style-name="gr12" draw:text-style-name="P2" draw:layer="layout" svg:width="1.069cm" svg:height="0.645cm" svg:x="1.2cm" svg:y="4.401cm">
          <draw:text-box>
            <text:p><text:span text:style-name="T1">pv1</text:span></text:p>
          </draw:text-box>
        </draw:frame>
        <draw:frame draw:style-name="gr12" draw:text-style-name="P2" draw:layer="layout" svg:width="1.069cm" svg:height="0.645cm" svg:x="1.2cm" svg:y="5.601cm">
          <draw:text-box>
            <text:p><text:span text:style-name="T1">pv2</text:span></text:p>
          </draw:text-box>
        </draw:frame>
        <draw:frame draw:style-name="gr12" draw:text-style-name="P2" draw:layer="layout" svg:width="1.069cm" svg:height="0.645cm" svg:x="1.2cm" svg:y="13.901cm">
          <draw:text-box>
            <text:p><text:span text:style-name="T1">pv3</text:span></text:p>
          </draw:text-box>
        </draw:frame>
        <draw:frame draw:style-name="gr12" draw:text-style-name="P2" draw:layer="layout" svg:width="1.069cm" svg:height="0.645cm" svg:x="1.2cm" svg:y="15.601cm">
          <draw:text-box>
            <text:p><text:span text:style-name="T1">pv4</text:span></text:p>
          </draw:text-box>
        </draw:frame>
        <draw:frame draw:style-name="gr12" draw:text-style-name="P2" draw:layer="layout" svg:width="1.069cm" svg:height="0.645cm" svg:x="1.6cm" svg:y="17.501cm">
          <draw:text-box>
            <text:p><text:span text:style-name="T1">pv5</text:span></text:p>
          </draw:text-box>
        </draw:frame>
        <draw:frame draw:style-name="gr13" draw:text-style-name="P5" draw:layer="layout" svg:width="0.853cm" svg:height="0.962cm" svg:x="3.6cm" svg:y="4.402cm">
          <draw:text-box>
            <text:p><text:span text:style-name="T2">1</text:span></text:p>
          </draw:text-box>
        </draw:frame>
        <draw:frame draw:style-name="gr13" draw:text-style-name="P5" draw:layer="layout" svg:width="0.853cm" svg:height="0.962cm" svg:x="12.801cm" svg:y="4.402cm">
          <draw:text-box>
            <text:p><text:span text:style-name="T2">2</text:span></text:p>
          </draw:text-box>
        </draw:frame>
        <draw:frame draw:style-name="gr13" draw:text-style-name="P5" draw:layer="layout" svg:width="0.853cm" svg:height="0.962cm" svg:x="23.101cm" svg:y="4.402cm">
          <draw:text-box>
            <text:p><text:span text:style-name="T2">3</text:span></text:p>
          </draw:text-box>
        </draw:frame>
        <draw:frame draw:style-name="gr13" draw:text-style-name="P5" draw:layer="layout" svg:width="0.853cm" svg:height="0.962cm" svg:x="3.601cm" svg:y="9.302cm">
          <draw:text-box>
            <text:p><text:span text:style-name="T2">4</text:span></text:p>
          </draw:text-box>
        </draw:frame>
        <draw:frame draw:style-name="gr13" draw:text-style-name="P5" draw:layer="layout" svg:width="0.853cm" svg:height="0.962cm" svg:x="3.602cm" svg:y="15.702cm">
          <draw:text-box>
            <text:p><text:span text:style-name="T2">7</text:span></text:p>
          </draw:text-box>
        </draw:frame>
        <draw:frame draw:style-name="gr13" draw:text-style-name="P5" draw:layer="layout" svg:width="0.853cm" svg:height="0.962cm" svg:x="12.702cm" svg:y="9.302cm">
          <draw:text-box>
            <text:p><text:span text:style-name="T2">5</text:span></text:p>
          </draw:text-box>
        </draw:frame>
        <draw:frame draw:style-name="gr13" draw:text-style-name="P5" draw:layer="layout" svg:width="0.853cm" svg:height="0.962cm" svg:x="23.202cm" svg:y="9.302cm">
          <draw:text-box>
            <text:p><text:span text:style-name="T2">6</text:span></text:p>
          </draw:text-box>
        </draw:frame>
        <draw:frame draw:style-name="gr13" draw:text-style-name="P5" draw:layer="layout" svg:width="0.853cm" svg:height="0.962cm" svg:x="12.802cm" svg:y="15.702cm">
          <draw:text-box>
            <text:p><text:span text:style-name="T2">8</text:span></text:p>
          </draw:text-box>
        </draw:frame>
        <draw:frame draw:style-name="gr13" draw:text-style-name="P5" draw:layer="layout" svg:width="0.853cm" svg:height="0.962cm" svg:x="23.102cm" svg:y="15.802cm">
          <draw:text-box>
            <text:p><text:span text:style-name="T2">9</text:span></text:p>
          </draw:text-box>
        </draw:frame>
        <draw:line draw:style-name="gr14" draw:text-style-name="P6" draw:layer="layout" svg:x1="5.499cm" svg:y1="4.242cm" svg:x2="20.499cm" svg:y2="4.242cm">
          <text:p/>
        </draw:line>
        <draw:line draw:style-name="gr14" draw:text-style-name="P6" draw:layer="layout" svg:x1="3.199cm" svg:y1="6.342cm" svg:x2="3.199cm" svg:y2="14.2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6" draw:display-name="Hatching 6" draw:style="single" draw:color="#999999" draw:distance="0.2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esc Busquets</meta:initial-creator>
    <meta:creation-date>2018-02-14T13:40:57.323429635</meta:creation-date>
    <dc:date>2018-02-14T18:23:43.126861122</dc:date>
    <meta:editing-duration>PT2H52M25S</meta:editing-duration>
    <meta:editing-cycles>7</meta:editing-cycles>
    <meta:generator>LibreOffice/6.0.0.3$Linux_X86_64 LibreOffice_project/00m0$Build-3</meta:generator>
    <meta:document-statistic meta:object-count="43"/>
  </office:meta>
</office:document-meta>
</file>